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officeooo:paragraph-rsid="00288bb4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line-height="150%"/>
      <style:text-properties fo:font-size="14pt" officeooo:paragraph-rsid="002add2b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officeooo:paragraph-rsid="00288bb4" style:font-size-asian="14pt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fo:font-size="14pt" officeooo:paragraph-rsid="002add2b" style:font-size-asian="14pt" style:font-size-complex="14pt"/>
    </style:style>
    <style:style style:name="T1" style:family="text">
      <style:text-properties officeooo:rsid="001e1648"/>
    </style:style>
    <style:style style:name="T2" style:family="text">
      <style:text-properties officeooo:rsid="0020151b"/>
    </style:style>
    <style:style style:name="T3" style:family="text">
      <style:text-properties officeooo:rsid="00288bb4"/>
    </style:style>
    <style:style style:name="T4" style:family="text">
      <style:text-properties officeooo:rsid="002a43d3"/>
    </style:style>
    <style:style style:name="T5" style:family="text">
      <style:text-properties officeooo:rsid="002add2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CTA DE ACUERDO</text:p>
      <text:p text:style-name="P1"/>
      <text:p text:style-name="P7"><text:tab/>En la Ciudad de Buenos Aires, en el día <text:span text:style-name="T5">14</text:span> de <text:span text:style-name="T4">abril</text:span> de dos mil <text:span text:style-name="T4">dieciséis</text:span>, por la presente acta, <text:span text:style-name="T3">la</text:span> estudiante <text:span text:style-name="T3">Ana Fernández Vidal </text:span>(padrón <text:span text:style-name="T3">93088</text:span>) de la carrera de Ingeniería Electrónica y los profesores Dr.Ing. <text:span text:style-name="T3">Martín G. González </text:span>y <text:span text:style-name="T2">Dr. </text:span>Ing. <text:span text:style-name="T3">Patricio A. Sorichetti</text:span>.<text:span text:style-name="T3"> </text:span>acuerdan sobre los siguientes puntos:</text:p>
      <text:p text:style-name="P6"/>
      <text:p text:style-name="P8"><text:tab/>1. El plan de estudios correspondiente al ciclo superior de la carrera del estudiante.<text:line-break/><text:tab/> 2. La elección del tema de tesis: “<text:span text:style-name="T3">Estudio de sensores piezoeléctricos de banda ancha para aplicaciones optoacústicas</text:span>”.</text:p>
      <text:p text:style-name="P8"><text:tab/><text:span text:style-name="T5">3</text:span>. <text:span text:style-name="T5">El trabajo se realizará en el Grupo de Láser, Óptica de Materiales y Aplicaciones Electromagnéticas (GLOMAE), que cuenta con los recursos humanos, de equipamiento y financieros necesarios para poder llevar a cabo la tesis. </text:span></text:p>
      <text:p text:style-name="P5"/>
      <text:p text:style-name="P1"><text:tab/>Firman en conformidad los arriba mencionados</text:p>
      <text:p text:style-name="P1"/>
      <text:p text:style-name="P1"/>
      <text:p text:style-name="P1"/>
      <text:p text:style-name="P1">__________________<text:tab/><text:tab/><text:tab/><text:tab/><text:tab/>__________________________</text:p>
      <text:p text:style-name="P2">S<text:span text:style-name="T3">ra</text:span>. <text:span text:style-name="T3">Ana Fernández Vidal</text:span>.-<text:tab/><text:tab/><text:tab/><text:tab/>Dr. <text:span text:style-name="T3">Ing</text:span>. <text:span text:style-name="T3">Martín G. González</text:span>.-</text:p>
      <text:p text:style-name="P1">Tesista<text:tab/><text:tab/><text:tab/><text:tab/><text:tab/><text:tab/><text:tab/>Director de tesis</text:p>
      <text:p text:style-name="P1"/>
      <text:p text:style-name="P1"/>
      <text:p text:style-name="P1"/>
      <text:p text:style-name="P3">_______________________</text:p>
      <text:p text:style-name="P2"><text:span text:style-name="T1">Dr. </text:span>Ing. <text:span text:style-name="T3">Patricio A. Sorichetti</text:span>.-<text:tab/></text:p>
      <text:p text:style-name="P1">Codirector de tes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Gama</meta:initial-creator>
    <meta:creation-date>2012-05-28T09:30:47</meta:creation-date>
    <dc:date>2016-04-14T14:24:56.175911842</dc:date>
    <meta:editing-duration>PT11M20S</meta:editing-duration>
    <meta:editing-cycles>13</meta:editing-cycles>
    <meta:generator>LibreOffice/4.2.8.2$Linux_X86_64 LibreOffice_project/420m0$Build-2</meta:generator>
    <meta:printed-by>Fernando Gama</meta:printed-by>
    <meta:print-date>2013-02-26T16:35:02</meta:print-date>
    <meta:document-statistic meta:table-count="0" meta:image-count="0" meta:object-count="0" meta:page-count="1" meta:paragraph-count="11" meta:word-count="150" meta:character-count="1013" meta:non-whitespace-character-count="853"/>
  </office:meta>
</office:document-meta>
</file>